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00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3333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66"/>
    </style:style>
    <style:style style:name="P5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1a9e7c" officeooo:paragraph-rsid="001a9e7c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3110f" officeooo:paragraph-rsid="0023110f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46fb1" officeooo:paragraph-rsid="00246fb1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8859d" officeooo:paragraph-rsid="0028859d" style:font-size-asian="10.5pt" style:font-weight-asian="normal" style:font-size-complex="12pt" style:font-weight-complex="normal"/>
    </style:style>
    <style:style style:name="P9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/>
      <style:text-properties fo:color="#000000" style:font-name="Liberation Serif" fo:font-size="18pt" fo:language="uk" fo:country="UA" fo:font-weight="bold" officeooo:rsid="0053d19c" officeooo:paragraph-rsid="0018d3cd" style:font-size-asian="18pt" style:font-weight-asian="bold" style:font-size-complex="18pt"/>
    </style:style>
    <style:style style:name="P10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1a9e7c" officeooo:paragraph-rsid="001a9e7c" style:font-size-asian="10.5pt" style:font-weight-asian="normal" style:font-size-complex="12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3110f" officeooo:paragraph-rsid="0023110f" style:font-size-asian="10.5pt" style:font-weight-asian="normal" style:font-size-complex="12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46fb1" officeooo:paragraph-rsid="00246fb1" style:font-size-asian="10.5pt" style:font-weight-asian="normal" style:font-size-complex="12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617df" officeooo:paragraph-rsid="002617df" style:font-size-asian="10.5pt" style:font-weight-asian="normal" style:font-size-complex="12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8859d" officeooo:paragraph-rsid="0028859d" style:font-size-asian="10.5pt" style:font-weight-asian="normal" style:font-size-complex="12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46fb1" officeooo:paragraph-rsid="00246fb1" style:font-size-asian="10.5pt" style:font-weight-asian="bold" style:font-size-complex="12pt" style:font-weight-complex="bold"/>
    </style:style>
    <style:style style:name="P1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617df" officeooo:paragraph-rsid="002617df" style:font-size-asian="10.5pt" style:font-weight-asian="bold" style:font-size-complex="12pt" style:font-weight-complex="bold"/>
    </style:style>
    <style:style style:name="P1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8859d" officeooo:paragraph-rsid="0028859d" style:font-size-asian="10.5pt" style:font-weight-asian="bold" style:font-size-complex="12pt" style:font-weight-complex="bold"/>
    </style:style>
    <style:style style:name="P1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ru" fo:country="RU" fo:font-weight="normal" officeooo:rsid="0026692d" officeooo:paragraph-rsid="0026692d" style:font-size-asian="10.5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reak-before="page"/>
      <style:text-properties fo:color="#000000" style:font-name="Liberation Serif" fo:font-size="18pt" fo:language="uk" fo:country="UA" fo:font-weight="bold" officeooo:rsid="0053d19c" officeooo:paragraph-rsid="0018d3cd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officeooo:paragraph-rsid="0018d3cd"/>
    </style:style>
    <style:style style:name="P21" style:family="paragraph" style:parent-style-name="Standard">
      <style:paragraph-properties fo:text-align="center" style:justify-single-word="false"/>
      <style:text-properties fo:color="#000000" fo:font-size="22pt" officeooo:paragraph-rsid="0018d3cd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color="#000000" officeooo:paragraph-rsid="0018d3cd"/>
    </style:style>
    <style:style style:name="P23" style:family="paragraph" style:parent-style-name="Standard">
      <style:paragraph-properties fo:text-align="center" style:justify-single-word="false"/>
      <style:text-properties fo:color="#000000" fo:font-size="48pt" officeooo:paragraph-rsid="0018d3cd" style:font-size-asian="48pt" style:font-size-complex="24pt"/>
    </style:style>
    <style:style style:name="P24" style:family="paragraph" style:parent-style-name="Standard">
      <style:paragraph-properties fo:text-align="center" style:justify-single-word="false"/>
      <style:text-properties fo:color="#000000" fo:font-size="18pt" officeooo:paragraph-rsid="0018d3cd" style:font-size-asian="18pt" style:font-size-complex="18pt"/>
    </style:style>
    <style:style style:name="P25" style:family="paragraph" style:parent-style-name="Standard">
      <style:text-properties fo:color="#000000" fo:font-size="18pt" officeooo:paragraph-rsid="0018d3cd" style:font-size-asian="18pt" style:font-size-complex="18pt"/>
    </style:style>
    <style:style style:name="P26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18d3c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18d3cd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color="#000000" fo:font-size="14pt" fo:font-weight="bold" officeooo:paragraph-rsid="0018d3c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font-size="14pt" officeooo:paragraph-rsid="0018d3cd" style:font-size-asian="14pt" style:font-size-complex="14pt"/>
    </style:style>
    <style:style style:name="P30" style:family="paragraph" style:parent-style-name="Standard" style:master-page-name="">
      <style:paragraph-properties style:page-number="auto" fo:break-before="page"/>
      <style:text-properties fo:color="#000000" fo:font-size="22pt" officeooo:paragraph-rsid="0018d3cd" style:font-size-asian="22pt" style:font-size-complex="22pt"/>
    </style:style>
    <style:style style:name="P3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1a9e7c" officeooo:paragraph-rsid="001a9e7c" style:font-size-asian="10.5pt" style:font-weight-asian="bold" style:font-size-complex="12pt" style:font-weight-complex="bold"/>
    </style:style>
    <style:style style:name="P3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3110f" officeooo:paragraph-rsid="0023110f" style:font-size-asian="10.5pt" style:font-weight-asian="bold" style:font-size-complex="12pt" style:font-weight-complex="bold"/>
    </style:style>
    <style:style style:name="P3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1a9e7c" officeooo:paragraph-rsid="001a9e7c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1a9e7c" officeooo:paragraph-rsid="001a9e7c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00c4c3" style:font-size-asian="22pt" style:font-size-complex="22pt"/>
    </style:style>
    <style:style style:name="T4" style:family="text">
      <style:text-properties fo:color="#000000" fo:font-size="22pt" officeooo:rsid="000db3bb" style:font-size-asian="22pt" style:font-size-complex="22pt"/>
    </style:style>
    <style:style style:name="T5" style:family="text">
      <style:text-properties fo:color="#000000" fo:font-size="22pt" fo:language="en" fo:country="US" officeooo:rsid="00099593" style:font-size-asian="22pt" style:font-size-complex="22pt"/>
    </style:style>
    <style:style style:name="T6" style:family="text">
      <style:text-properties fo:color="#000000" officeooo:rsid="0000c4c3"/>
    </style:style>
    <style:style style:name="T7" style:family="text">
      <style:text-properties officeooo:rsid="0000c4c3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7895f"/>
    </style:style>
    <style:style style:name="T10" style:family="text">
      <style:text-properties fo:background-color="#ffff66" loext:char-shading-value="0"/>
    </style:style>
    <style:style style:name="T11" style:family="text">
      <style:text-properties officeooo:rsid="002d6d00"/>
    </style:style>
    <style:style style:name="T12" style:family="text">
      <style:text-properties officeooo:rsid="002df4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0"/>
      <text:p text:style-name="P21"/>
      <text:p text:style-name="P21"/>
      <text:p text:style-name="P21">Міністерство освіти і науки України</text:p>
      <text:p text:style-name="P21">НТУУ «Київський політехнічний інститут»</text:p>
      <text:p text:style-name="P21">Фізико-технічний інститут</text:p>
      <text:p text:style-name="P22"/>
      <text:p text:style-name="P22"/>
      <text:p text:style-name="P22"/>
      <text:p text:style-name="P23">Лабораторна робота </text:p>
      <text:p text:style-name="P20"><text:span text:style-name="T3">Компʼютерні мережі</text:span><text:span text:style-name="T2"> </text:span></text:p>
      <text:p text:style-name="P22"/>
      <text:p text:style-name="P20"><text:span text:style-name="T2">тема : «</text:span><text:span text:style-name="T4">Програма</text:span><text:span text:style-name="T2"> </text:span><text:span text:style-name="T5">CPT</text:span><text:span text:style-name="T2">»</text:span></text:p>
      <text:p text:style-name="P24"/>
      <text:p text:style-name="P25"/>
      <text:p text:style-name="P24"/>
      <text:p text:style-name="P24"/>
      <text:p text:style-name="P24"/>
      <text:p text:style-name="P24"/>
      <text:p text:style-name="P24"/>
      <text:p text:style-name="P26">Виконав:</text:p>
      <text:p text:style-name="P27">Студент <text:span text:style-name="T7">3</text:span> курсу <text:span text:style-name="T7">КПІ,</text:span></text:p>
      <text:p text:style-name="P27">ФТІ, групи <text:s/>ФІ-41</text:p>
      <text:p text:style-name="P27">Льовкін М.С.</text:p>
      <text:p text:style-name="P27"/>
      <text:p text:style-name="P28">Перевірив:</text:p>
      <text:p text:style-name="P29"><text:span text:style-name="T6">Терещенко</text:span><text:span text:style-name="T1"> </text:span><text:span text:style-name="T6">І.М.</text:span></text:p>
      <text:p text:style-name="P9"/>
      <text:p text:style-name="P19">Виконання</text:p>
      <text:p text:style-name="P31"><text:span text:style-name="T12">2.1</text:span>.</text:p>
      <text:p text:style-name="P5">R0#show ip nat translation</text:p>
      <text:p text:style-name="P1">Pro Inside global Inside local Outside local Outside global</text:p>
      <text:p text:style-name="P1">tcp 192.1.9.5:1025 192.168.9.36:1025 192.1.9.200:80 192.1.9.200:80</text:p>
      <text:p text:style-name="P1">tcp 192.1.9.5:1026 192.168.9.36:1026 192.1.9.200:80 192.1.9.200:80</text:p>
      <text:p text:style-name="P10"/>
      <text:p text:style-name="P10"/>
      <text:p text:style-name="P5">R1#show ip nat translation</text:p>
      <text:p text:style-name="P1">Pro Inside global Inside local Outside local Outside global</text:p>
      <text:p text:style-name="P1">tcp 192.1.9.9:1028 192.168.9.69:1028 192.1.9.200:80 192.1.9.200:80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1M47S</meta:editing-duration>
    <meta:editing-cycles>26</meta:editing-cycles>
    <meta:generator>LibreOffice/4.3.4.1$Windows_x86 LibreOffice_project/bc356b2f991740509f321d70e4512a6a54c5f243</meta:generator>
    <dc:date>2017-05-06T22:44:22.529000000</dc:date>
    <meta:document-statistic meta:table-count="0" meta:image-count="0" meta:object-count="0" meta:page-count="2" meta:paragraph-count="21" meta:word-count="75" meta:character-count="620" meta:non-whitespace-character-count="563"/>
    <meta:user-defined meta:name="Info 1"/>
    <meta:user-defined meta:name="Info 2"/>
    <meta:user-defined meta:name="Info 3"/>
    <meta:user-defined meta:name="Info 4"/>
  </office:meta>
</office:document-meta>
</file>